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b4d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abb4d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b4d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b4d7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f4b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5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бота з файловими потоками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Робота з файловими потоками Java.</text:span></text:p>
      <text:p text:style-name="P15"/>
      <text:p text:style-name="P16">Завдання. <text:span text:style-name="T12">Написати об'єктно-орієнтовану програму на мові Java, яка використовує файлові потоки для збереження та зчитування матриці з файлу. Індивідуальні завдання взяти з попередньої лабораторної роботи.</text:span></text:p>
      <text:p text:style-name="P18"/>
      <text:p text:style-name="P17"><text:span text:style-name="T9">Індивідуальн</text:span><text:span text:style-name="T10">е</text:span><text:span text:style-name="T9"> завдання.</text:span></text:p>
      <text:p text:style-name="P16"/>
      <text:p text:style-name="P19">Діаграма класів.</text:p>
      <text:p text:style-name="P23">//almost same as 14th</text:p>
      <text:p text:style-name="P19">Опис файлових потоків, які використовуються в програмі.</text:p>
      <text:p text:style-name="P23">//buffered reader, filereader, filewriter</text:p>
      <text:p text:style-name="P19">Опис патерну Декоратор та його застосування в роботі з файлами.</text:p>
      <text:p text:style-name="P23">//rasskazat pro to 4to classi dobavlaut noviy functional</text:p>
      <text:p text:style-name="P19">Текст програми.</text:p>
      <text:p text:style-name="P23">//paste</text:p>
      <text:p text:style-name="P19">Приклад роботи програми.</text:p>
      <text:p text:style-name="P22"><text:span text:style-name="T13">//old + new screens</text:span></text:p>
      <text:p text:style-name="P19">Висновки.</text:p>
      <text:p text:style-name="P24">//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6T21:17:35.802949547</dc:date>
    <meta:editing-duration>PT7H57M40S</meta:editing-duration>
    <meta:editing-cycles>146</meta:editing-cycles>
    <meta:generator>LibreOffice/7.0.4.2$Linux_X86_64 LibreOffice_project/00$Build-2</meta:generator>
    <meta:document-statistic meta:table-count="0" meta:image-count="0" meta:object-count="1" meta:page-count="2" meta:paragraph-count="30" meta:word-count="125" meta:character-count="958" meta:non-whitespace-character-count="857"/>
  </office:meta>
</office:document-meta>
</file>